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1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1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1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1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1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1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1"> 6.25 miles</text:span> <text:s text:c="2"/></text:p>
      <text:p text:style-name="P2">I ran on the high school track with 4 other runners.</text:p>
      <text:p text:style-name="P2"><text:span text:style-name="T1">Warm up</text:span>: 1 mile in 9:31, rest 2 minutes, 1 mile in 10:25, rest 3 minutes</text:p>
      <text:p text:style-name="P2"><text:span text:style-name="T1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1">4.6 miles</text:span> </text:p>
      <text:p text:style-name="P2"><text:s/>I ran with 6 other runners on the 510 m Greendale Cemetery loop.</text:p>
      <text:p text:style-name="P2"><text:span text:style-name="T1">Warm up</text:span>: 1.3 miles</text:p>
      <text:p text:style-name="P2"><text:span text:style-name="T1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1">Warm down:</text:span> 0.3 miles</text:p>
      <text:p text:style-name="P2"/>
      <text:p text:style-name="P2">Thur Aug 16, 2018 <text:span text:style-name="T1">5 miles</text:span></text:p>
      <text:p text:style-name="P2">I ran with 5 other runners on the Greendale Cemetery 510 meter loop.</text:p>
      <text:p text:style-name="P5">Warm up:<text:span text:style-name="T2"> 1.25 miles at various paces</text:span></text:p>
      <text:p text:style-name="P5">Run: <text:span text:style-name="T2">5 x 800 meters with 300 m jogs between the runs. <text:s/></text:span></text:p>
      <text:p text:style-name="P5">Time between runs: <text:span text:style-name="T2"><text:s/>about 4:20</text:span></text:p>
      <text:p text:style-name="P5">Times for runs: <text:span text:style-name="T2">4:00, 3:51, 3:51, 3:48, 3:53 </text:span></text:p>
      <text:p text:style-name="P5">Warm down: <text:span text:style-name="T2">600 m jog</text:span></text:p>
      <text:p text:style-name="P2"/>
      <text:p text:style-name="P4">Thurs Aug 30, 2018 <text:span text:style-name="T1">5.5 miles</text:span> <text:s text:c="2"/></text:p>
      <text:p text:style-name="P4">I ran with 3 other runners on the 510 meter Greendale Cemetery loop.</text:p>
      <text:p text:style-name="P4"><text:span text:style-name="T1">Warmup: </text:span><text:s/>2 miles at various paces</text:p>
      <text:p text:style-name="P4"><text:span text:style-name="T1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1">Times for the runs:</text:span> <text:s/>60 s, 2:28, 3:48, 3:48, 2:26, 52 s</text:p>
      <text:p text:style-name="P4"><text:span text:style-name="T1">Warmdown:</text:span> 0.6 mile jog</text:p>
      <text:p text:style-name="P4"><text:soft-page-break/>Thur Sept 6, 2018 <text:span text:style-name="T1">5.6 miles</text:span></text:p>
      <text:p text:style-name="P2">I ran with 4 other runners on the 510 m Greendale Cemetery loop. </text:p>
      <text:p text:style-name="P2"><text:span text:style-name="T1">Warm up</text:span>: 1 mile by myself and one mile with the other runners. </text:p>
      <text:p text:style-name="P2"><text:span text:style-name="T1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</text:p>
      <text:p text:style-name="P2"><text:span text:style-name="T1">Warm down:</text:span> 0.6 miles</text:p>
      <text:p text:style-name="P2">Four weeks ago Rod Brest and I averaged 2:24 for the 6 runs. <text:s/></text:p>
      <text:p text:style-name="P2"/>
      <text:p text:style-name="P4">Thur Sept 13, 2018 <text:span text:style-name="T1">4.7 miles</text:span></text:p>
      <text:p text:style-name="P4">I ran with 4 other runners on the Greendale cemetery loop. <text:s/></text:p>
      <text:p text:style-name="P6">Warmup: <text:span text:style-name="T2">1.5 miles at various paces and rested a few minutes.</text:span></text:p>
      <text:p text:style-name="P6">Runs and times:<text:span text:style-name="T2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</text:p>
      <text:p text:style-name="P6">Warmdown:<text:span text:style-name="T2"> ½ mile jog</text:span></text:p>
      <text:p text:style-name="P6"><text:span text:style-name="T2"/></text:p>
      <text:p text:style-name="P4"><text:span text:style-name="T2">Thur Sept 20, 2018 </text:span><text:span text:style-name="T1">5.5 miles</text:span></text:p>
      <text:p text:style-name="P10">I ran with 5 other runners on the 510 m cemetery loop. Times below are my times.</text:p>
      <text:p text:style-name="P6">Warmup: <text:span text:style-name="T2">2 miles at various paces and rested a few minutes.</text:span></text:p>
      <text:p text:style-name="P6">Runs and times:<text:span text:style-name="T2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</text:p>
      <text:p text:style-name="P7"><text:span text:style-name="T4">Warmdown:</text:span> 3/4 mile jog <text:s text:c="2"/><text:span text:style-name="T4"><text:s/></text:span><text:span text:style-name="T2"><text:s text:c="3"/></text:span><text:s/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0T21:59:22.42</dc:date>
    <dc:creator>James  Lombardi</dc:creator>
    <meta:editing-duration>P4DT11H18M33S</meta:editing-duration>
    <meta:editing-cycles>365</meta:editing-cycles>
    <meta:generator>OpenOffice/4.1.2$Win32 OpenOffice.org_project/412m3$Build-9782</meta:generator>
    <meta:document-statistic meta:table-count="0" meta:image-count="0" meta:object-count="0" meta:page-count="3" meta:paragraph-count="93" meta:word-count="934" meta:character-count="4768"/>
  </office:meta>
</office:document-meta>
</file>